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Sites concurrents</text:p>
      <text:p text:style-name="Normal"><text:a xlink:href="https://poseidonresorts.com/" office:target-frame-name="_top" xlink:show="replace"><text:span text:style-name="Lienhypertexte">https://poseidonresorts.com/</text:span></text:a></text:p>
      <text:p text:style-name="Normal"><text:a xlink:href="https://www.fincabellavistacommunity.com/" office:target-frame-name="_top" xlink:show="replace"><text:span text:style-name="Lienhypertexte">https://www.fincabellavistacommunity.com/</text:span></text:a></text:p>
      <text:p text:style-name="Normal"><text:a xlink:href="https://ionadventure.ioniceland.is/" office:target-frame-name="_top" xlink:show="replace"><text:span text:style-name="Lienhypertexte">https://ionadventure.ioniceland.is/</text:span></text:a></text:p>
      <text:p text:style-name="Normal"><text:a xlink:href="https://cavesresort-hurghada.com/gmedia/cave_resort_07-jpg/" office:target-frame-name="_top" xlink:show="replace"><text:span text:style-name="Lienhypertexte">https://cavesresort-hurghada.com/gmedia/cave_resort_07-jpg/</text:span></text:a></text:p>
      <text:p text:style-name="Normal"><text:a xlink:href="https://www.rayavadee.com/en/the-grotto.php" office:target-frame-name="_top" xlink:show="replace"><text:span text:style-name="Lienhypertexte">https://www.rayavadee.com/en/the-grotto.php</text:span></text:a></text:p>
      <text:p text:style-name="Normal"/>
      <text:p text:style-name="Normal"/>
      <text:p text:style-name="P2">Sites d’inspiration</text:p>
      <text:p text:style-name="Normal"><text:a xlink:href="https://www.relaischateaux.com/fr/" office:target-frame-name="_top" xlink:show="replace"><text:span text:style-name="Lienhypertexte">https://www.relaischateaux.com/fr/</text:span></text:a></text:p>
      <text:p text:style-name="Normal"><text:a xlink:href="https://www.relaischateaux.com/fr/italie/bellevue-valle-d-aosta-cogne#bookStayTab" office:target-frame-name="_top" xlink:show="replace"><text:span text:style-name="Lienhypertexte">https://www.relaischateaux.com/fr/italie/bellevue-valle-d-aosta-cogne#bookStayTab</text:span></text:a></text:p>
      <text:p text:style-name="Normal"><text:a xlink:href="https://huilohuilo.com/en/where-to-stay/hotels/nothofagus/" office:target-frame-name="_top" xlink:show="replace"><text:span text:style-name="Lienhypertexte">https://huilohuilo.com/en/where-to-stay/hotels/nothofagus/</text:span></text:a></text:p>
      <text:p text:style-name="Normal"/>
      <text:p text:style-name="Normal"><text:a xlink:href="https://all.accor.com/hotel/0785/index.fr.shtml?dateIn=&amp;nights=&amp;compositions=1&amp;stayplus=false&amp;snu=false#origin=novotel" office:target-frame-name="_top" xlink:show="replace"><text:span text:style-name="Lienhypertexte">https://all.accor.com/hotel/0785/index.fr.shtml?dateIn=&amp;nights=&amp;compositions=1&amp;stayplus=false&amp;snu=false#origin=novotel</text:span></text:a></text:p>
      <text:p text:style-name="Normal"><text:a xlink:href="https://treehouselodge.com/treehouses/treehouse-one/" office:target-frame-name="_top" xlink:show="replace"><text:span text:style-name="Lienhypertexte">https://treehouselodge.com/treehouses/treehouse-one/</text:span></text:a></text:p>
      <text:p text:style-name="Normal"><text:a xlink:href="https://www.booking.com/hotel/is/volcano.fr.html?activeTab=main" office:target-frame-name="_top" xlink:show="replace"><text:span text:style-name="Lienhypertexte">https://www.booking.com/hotel/is/volcano.fr.html?activeTab=main</text:span></text:a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 J</meta:initial-creator>
    <dc:creator>M J</dc:creator>
    <meta:creation-date>2023-01-05T17:57:00Z</meta:creation-date>
    <dc:date>2023-01-05T17:57:00Z</dc:date>
    <meta:print-date>2023-01-05T17:57:00Z</meta:print-date>
    <meta:template xlink:href="Normal.dotm" xlink:type="simple"/>
    <meta:editing-cycles>2</meta:editing-cycles>
    <meta:editing-duration>PT0S</meta:editing-duration>
    <meta:document-statistic meta:page-count="1" meta:paragraph-count="2" meta:word-count="225" meta:character-count="1463" meta:row-count="10" meta:non-whitespace-character-count="1240"/>
  </office:meta>
</office:document-meta>
</file>